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b14b" officeooo:paragraph-rsid="0001b14b"/>
    </style:style>
    <style:style style:name="P2" style:family="paragraph" style:parent-style-name="Standard">
      <style:text-properties fo:font-size="18pt" fo:font-weight="bold" officeooo:rsid="0001b14b" officeooo:paragraph-rsid="0001b14b" style:font-size-asian="18pt" style:font-weight-asian="bold" style:font-size-complex="18pt" style:font-weight-complex="bold"/>
    </style:style>
    <style:style style:name="P3" style:family="paragraph" style:parent-style-name="Preformatted_20_Text">
      <style:text-properties officeooo:rsid="0001b14b" officeooo:paragraph-rsid="0001b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Open embedded pre-build images</text:p>
      <text:p text:style-name="P1"/>
      <text:p text:style-name="P1">Images download links</text:p>
      <text:p text:style-name="P1"/>
      <text:p text:style-name="P1"><text:a xlink:type="simple" xlink:href="https://www.96boards.org/documentation/ConsumerEdition/DragonBoard-410c/Downloads/OpenEmbedded.md.html" text:style-name="Internet_20_link" text:visited-style-name="Visited_20_Internet_20_Link">https://www.96boards.org/documentation/ConsumerEdition/DragonBoard-410c/Downloads/OpenEmbedded.md.html</text:a></text:p>
      <text:p text:style-name="P1"/>
      <text:p text:style-name="P1"/>
      <text:p text:style-name="P1">Fastboot files :</text:p>
      <text:p text:style-name="P1"/>
      <text:p text:style-name="P1">Boot Image :RPB-wayland</text:p>
      <text:p text:style-name="P1"/>
      <text:p text:style-name="P1">Rootfs Image :RPB-Wayland(Desktop)</text:p>
      <text:p text:style-name="P1"/>
      <text:p text:style-name="P1">Flashing into EMMC via Fastboot mode :</text:p>
      <text:p text:style-name="P1"/>
      <text:p text:style-name="P1"><text:a xlink:type="simple" xlink:href="https://www.96boards.org/documentation/ConsumerEdition/DragonBoard-410c/BuildSource/open_embedded.md.html#flashing-build-artifacts" text:style-name="Internet_20_link" text:visited-style-name="Visited_20_Internet_20_Link">https://www.96boards.org/documentation/ConsumerEdition/DragonBoard-410c/BuildSource/open_embedded.md.html#flashing-build-artifacts</text:a></text:p>
      <text:p text:style-name="P1"/>
      <text:p text:style-name="P1"/>
      <text:p text:style-name="P3"><text:span text:style-name="Source_20_Text">$ sudo fastboot flash boot boot-dragonboard-410c.img</text:span></text:p>
      <text:p text:style-name="P3"><text:span text:style-name="Source_20_Text">$ sudo fastboot flash rootfs IMAGE-dragonboard-410c.ext4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1:44:41.299218181</meta:creation-date>
    <dc:date>2017-11-29T12:11:34.321342646</dc:date>
    <meta:editing-duration>PT16M42S</meta:editing-duration>
    <meta:editing-cycles>1</meta:editing-cycles>
    <meta:document-statistic meta:table-count="0" meta:image-count="0" meta:object-count="0" meta:page-count="1" meta:paragraph-count="10" meta:word-count="37" meta:character-count="502" meta:non-whitespace-character-count="475"/>
    <meta:generator>LibreOffice/5.1.6.2$Linux_X86_64 LibreOffice_project/10m0$Build-2</meta:generator>
  </office:meta>
</office:document-meta>
</file>